
<file path=META-INF/manifest.xml><?xml version="1.0" encoding="utf-8"?>
<!DOCTYPE manifest  PUBLIC '-//OpenOffice.org//DTD Manifest 1.0//EN'  'Manifest.dtd'>
<manifest:manifest xmlns:manifest="http://openoffice.org/2001/manifest">
  <manifest:file-entry manifest:media-type="application/vnd.oasis.opendocument.presentation" manifest:full-path="/"/>
  <manifest:file-entry manifest:media-type="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cripts/>
  <office:automatic-styles>
    <style:style style:name="pr1" style:family="presentation">
      <style:graphic-properties draw:fill-color="#ffffff" fo:min-height="3.256cm"/>
    </style:style>
  </office:automatic-styles>
  <office:body>
    <office:presentation>
      <draw:page draw:name="page1" draw:master-page-name="Standard" presentation:presentation-page-layout-name="layout1">
        <draw:frame presentation:style-name="pr1" presentation:class="title" svg:x="2.058cm" svg:y="1.743cm" svg:width="23.912cm" svg:height="3.507cm">
          <draw:text-box>
            <text:p>This is a example of presentation.</text:p>
          </draw:text-box>
        </draw:frame>
        <draw:frame presentation:style-name="pr1" presentation:class="subtitle" svg:x="2.058cm" svg:y="5.838cm" svg:width="23.912cm" svg:height="13.23cm">
          <draw:text-box>
            <text:p text:style-name="P1">The presentation will be shown endless.</text:p>
          </draw:text-box>
        </draw:frame>
      </draw:page>
      <draw:page draw:name="page2" draw:master-page-name="Standard" presentation:presentation-page-layout-name="layout1">
        <draw:frame presentation:style-name="pr1" presentation:class="title" svg:x="2.058cm" svg:y="1.743cm" svg:width="23.912cm" svg:height="3.507cm">
          <draw:text-box>
            <text:p>3 seconds later than the last page, the presentation will start again.</text:p>
          </draw:text-box>
        </draw:frame>
      </draw:page>
      <presentation:settings presentation:endless="true" presentation:pause="PT00H00M03S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style:presentation-page-layout style:name="layout1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
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